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paragraph-rsid="00068beb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officeooo:rsid="00068b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<text:span text:style-name="T1">2</text:span></text:p>
      <text:p text:style-name="P2">Проектирование и расчет </text:p>
      <text:p text:style-name="P2">стоимости постройки сети</text:p>
      <text:p text:style-name="P1">Шишкин С. О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4:39:04.098832690</meta:creation-date>
    <dc:date>2024-11-04T15:16:56.156869136</dc:date>
    <meta:editing-duration>PT27M42S</meta:editing-duration>
    <meta:editing-cycles>1</meta:editing-cycles>
    <meta:document-statistic meta:table-count="0" meta:image-count="0" meta:object-count="0" meta:page-count="1" meta:paragraph-count="4" meta:word-count="12" meta:character-count="82" meta:non-whitespace-character-count="73"/>
    <meta:generator>LibreOffice/7.3.7.2$Linux_X86_64 LibreOffice_project/30$Build-2</meta:generator>
  </office:meta>
</office:document-meta>
</file>